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MBinOp.getLe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MBinOp.CMBinOp( int type , CMNode leftNode , CMNode right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MBinOp.isNullabl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MBinOp.getR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MBinOp.calcFirstPos( CMStateSet to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MBinOp.calcLastPos( CMStateSet to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